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f1071" officeooo:paragraph-rsid="000f1071"/>
    </style:style>
    <style:style style:name="P2" style:family="paragraph" style:parent-style-name="Standard">
      <style:text-properties officeooo:rsid="000f1071" officeooo:paragraph-rsid="0010f381"/>
    </style:style>
    <style:style style:name="P3" style:family="paragraph" style:parent-style-name="Standard">
      <style:text-properties officeooo:rsid="0011d239" officeooo:paragraph-rsid="0011d239"/>
    </style:style>
    <style:style style:name="P4" style:family="paragraph" style:parent-style-name="Standard">
      <style:text-properties officeooo:rsid="0011d239" officeooo:paragraph-rsid="001376e1"/>
    </style:style>
    <style:style style:name="P5" style:family="paragraph" style:parent-style-name="Standard">
      <style:paragraph-properties fo:line-height="0.6cm"/>
      <style:text-properties officeooo:rsid="0013612e" officeooo:paragraph-rsid="001376e1"/>
    </style:style>
    <style:style style:name="P6" style:family="paragraph" style:parent-style-name="Standard">
      <style:text-properties fo:color="#0000ff" fo:font-size="14pt" fo:font-weight="bold" officeooo:paragraph-rsid="001376e1" style:font-size-asian="14pt" style:font-weight-asian="bold" style:font-size-complex="14pt"/>
    </style:style>
    <style:style style:name="P7" style:family="paragraph" style:parent-style-name="Standard">
      <style:paragraph-properties fo:line-height="0.6cm"/>
      <style:text-properties officeooo:paragraph-rsid="001376e1"/>
    </style:style>
    <style:style style:name="P8" style:family="paragraph" style:parent-style-name="Standard">
      <style:text-properties officeooo:rsid="0013a696" officeooo:paragraph-rsid="0013a696"/>
    </style:style>
    <style:style style:name="P9" style:family="paragraph" style:parent-style-name="Standard">
      <style:paragraph-properties fo:margin-left="0cm" fo:margin-right="0cm" fo:line-height="0.6cm" fo:text-indent="0.624cm" style:auto-text-indent="false"/>
      <style:text-properties officeooo:paragraph-rsid="001376e1"/>
    </style:style>
    <style:style style:name="P10" style:family="paragraph" style:parent-style-name="Standard">
      <style:paragraph-properties fo:line-height="0.6cm"/>
      <style:text-properties fo:color="#0000ff" fo:font-size="12pt" fo:font-weight="bold" officeooo:rsid="0013a696" officeooo:paragraph-rsid="0013a696" style:font-size-asian="12pt" style:font-weight-asian="bold" style:font-size-complex="14pt"/>
    </style:style>
    <style:style style:name="P11" style:family="paragraph" style:parent-style-name="Standard">
      <style:text-properties officeooo:rsid="0011d239" officeooo:paragraph-rsid="001376e1"/>
    </style:style>
    <style:style style:name="P12" style:family="paragraph" style:parent-style-name="Standard">
      <style:text-properties officeooo:paragraph-rsid="001376e1"/>
    </style:style>
    <style:style style:name="T1" style:family="text">
      <style:text-properties officeooo:rsid="0010f381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ize="12pt" fo:font-weight="bold" style:font-size-asian="12pt" style:font-weight-asian="bold" style:font-name-complex="Helvetica"/>
    </style:style>
    <style:style style:name="T4" style:family="text">
      <style:text-properties fo:font-size="12pt" fo:font-weight="bold" style:font-name-asian="Times New Roman" style:font-size-asian="12pt" style:font-weight-asian="bold"/>
    </style:style>
    <style:style style:name="T5" style:family="text">
      <style:text-properties fo:color="#ff0000" fo:font-size="12pt" fo:font-weight="bold" style:font-size-asian="12pt" style:font-weight-asian="bold" style:font-name-complex="Helvetica"/>
    </style:style>
    <style:style style:name="T6" style:family="text">
      <style:text-properties fo:color="#ff0000" fo:font-size="12pt" fo:font-weight="bold" style:font-size-asian="12pt" style:font-weight-asian="bold" style:font-size-complex="14pt"/>
    </style:style>
    <style:style style:name="T7" style:family="text">
      <style:text-properties fo:color="#ff0000" fo:font-size="12pt" fo:font-weight="bold" style:font-name-asian="Times New Roman" style:font-size-asian="12pt" style:font-weight-asian="bold"/>
    </style:style>
    <style:style style:name="T8" style:family="text">
      <style:text-properties fo:color="#ff0000" fo:font-size="14pt" fo:font-weight="bold" style:font-size-asian="14pt" style:font-weight-asian="bold" style:font-size-complex="14pt"/>
    </style:style>
    <style:style style:name="T9" style:family="text">
      <style:text-properties fo:color="#0000ff" fo:font-size="14pt" fo:font-weight="bold" style:font-size-asian="14pt" style:font-weight-asian="bold" style:font-size-complex="14pt"/>
    </style:style>
    <style:style style:name="T10" style:family="text">
      <style:text-properties fo:color="#0000ff" fo:font-size="14pt" style:font-size-asian="14pt" style:font-size-complex="14pt"/>
    </style:style>
    <style:style style:name="T11" style:family="text">
      <style:text-properties fo:color="#0000ff" fo:font-size="12pt" fo:font-weight="bold" style:font-size-asian="12pt" style:font-weight-asian="bold" style:font-size-complex="14pt"/>
    </style:style>
    <style:style style:name="T12" style:family="text">
      <style:text-properties fo:color="#0000ff" fo:font-size="12pt" fo:font-weight="bold" style:font-name-asian="Times New Roman" style:font-size-asian="12pt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officeooo:rsid="001376e1" style:font-size-asian="14pt" style:font-weight-asian="bold" style:font-size-complex="14pt"/>
    </style:style>
    <style:style style:name="T15" style:family="text">
      <style:text-properties fo:font-size="14pt" fo:font-weight="bold" officeooo:rsid="0011d239" style:font-size-asian="14pt" style:font-weight-asian="bold" style:font-size-complex="14pt"/>
    </style:style>
    <style:style style:name="T16" style:family="text">
      <style:text-properties fo:color="#666666" style:font-size-complex="10.5pt"/>
    </style:style>
    <style:style style:name="T17" style:family="text">
      <style:text-properties officeooo:rsid="0011d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在/work/中建一个test_local作为工作空间,cd 到test_local</text:p>
      <text:p text:style-name="P1">git init 　　　---在工作空间中初始化，得到.git</text:p>
      <text:p text:style-name="P1">touch myfile <text:s text:c="2"/>–--　在工作空间中添加文件</text:p>
      <text:p text:style-name="P1">git add file <text:s text:c="5"/>----将文件添加至缓存（add 后必须接文件或”.”）</text:p>
      <text:p text:style-name="P2">git commit　【file<text:span text:style-name="T1">　｜-a</text:span>】 -m <text:s/>“提交说明” <text:s/></text:p>
      <text:p text:style-name="P2"><text:span text:style-name="T1">　　　　　　　　　　　　　</text:span>-----分两种情况：接file或-<text:span text:style-name="T1">a</text:span>，直接将文件add至缓存并commit</text:p>
      <text:p text:style-name="P1">　　　　　　　　　　　　　　　　　　　　　不接file　，只将缓存的内容commit</text:p>
      <text:p text:style-name="P1"/>
      <text:p text:style-name="P8">git commit –amend file -m “” <text:s/>----假如更改了工作区想要提交，又想要撤掉上一次的提交，不改变节点换上当前的commit，用--amend，和普通的add commit区别在于它丢掉了上一次的提交，</text:p>
      <text:p text:style-name="P3">git <text:s/>checkout <text:s/>– <text:s/>file 　　　　----把最新的一次add复制到工作空间</text:p>
      <text:p text:style-name="P4">git <text:s/>checkout <text:s/>HEAD – <text:s/>file 　　--- 把最新的一次commit复制到工作空间和缓存 </text:p>
      <text:p text:style-name="P4"/>
      <text:p text:style-name="P12"><text:span text:style-name="T17">origin就是一个名字，它是在你clone一个托管在Github上代码库时，git为你默认创建的指向这个远程代码库的标签,</text:span>origin指向的是repository，master只是这个repository中默认创建的第一个branch。当你git push的时候因为origin和master都是默认创建的，所以可以这样省略,但是这个是bad practice，因为当你换一个branch再git push的时候，有时候就纠结了</text:p>
      <text:p text:style-name="P6">撤销修改三种情况：</text:p>
      <text:p text:style-name="P7"><text:span text:style-name="T9">1.</text:span><text:span text:style-name="T16"> </text:span><text:span text:style-name="T3">修改了工作区文件，没有</text:span><text:span text:style-name="T2">add,</text:span><text:span text:style-name="T3">没有</text:span><text:span text:style-name="T2">commit(</text:span><text:span text:style-name="T3">你</text:span><text:span text:style-name="T2">commit</text:span><text:span text:style-name="T3">也没效果</text:span><text:span text:style-name="T2">)</text:span><text:span text:style-name="T3">，想</text:span><text:span text:style-name="T5">撤销工作区修改</text:span><text:span text:style-name="T3">：</text:span><text:span text:style-name="T4"> <text:s text:c="36"/></text:span><text:span text:style-name="T9">git checkout </text:span><text:span text:style-name="T10">-- </text:span><text:span text:style-name="T13">filename</text:span></text:p>
      <text:p text:style-name="P9"><text:span text:style-name="T3">修改了工作区文件，已经</text:span><text:span text:style-name="T2">add</text:span><text:span text:style-name="T3">到暂存区，但没有</text:span><text:span text:style-name="T2">commit, </text:span><text:span text:style-name="T3">又在工作区修改已</text:span><text:span text:style-name="T2">add</text:span><text:span text:style-name="T3">文件，想</text:span><text:span text:style-name="T5">撤销工作区第二次修改：</text:span><text:span text:style-name="T7"> <text:s text:c="9"/></text:span><text:span text:style-name="T9">git checkout </text:span><text:span text:style-name="T10">--</text:span><text:span text:style-name="T13"> filename</text:span></text:p>
      <text:p text:style-name="P7"><text:span text:style-name="T9">2.</text:span><text:span text:style-name="T16"> </text:span><text:span text:style-name="T3">修改了工作区文件，已经</text:span><text:span text:style-name="T2">add</text:span><text:span text:style-name="T3">到暂存区，但没有</text:span><text:span text:style-name="T2">commit, </text:span><text:span text:style-name="T3">想</text:span><text:span text:style-name="T5">消除暂存区记录</text:span><text:span text:style-name="T3">：</text:span><text:span text:style-name="T4"> <text:s text:c="39"/></text:span><text:span text:style-name="T9">git reset HEAD</text:span><text:span text:style-name="T13"> filename,</text:span><text:span text:style-name="T14">想要恢复到add之前的状态（撤销add和工作区的修改）:</text:span><text:span text:style-name="T15">git <text:s/>checkout <text:s/>HEAD – <text:s/>file </text:span></text:p>
      <text:p text:style-name="P7"><text:span text:style-name="T9">3. </text:span><text:span text:style-name="T3">修改了工作区文件，已经</text:span><text:span text:style-name="T2">add</text:span><text:span text:style-name="T3">到暂存区，已经</text:span><text:span text:style-name="T2">commit</text:span><text:span text:style-name="T3">，想</text:span><text:span text:style-name="T5">撤销已做提交：</text:span></text:p>
      <text:p text:style-name="P5"><text:span text:style-name="T9">git reset --hard </text:span><text:span text:style-name="T8">HEAD^</text:span><text:span text:style-name="T6"> </text:span><text:span text:style-name="T11">版本回退</text:span><text:span text:style-name="T12"> </text:span><text:span text:style-name="T11">(git reflog、</text:span><text:span text:style-name="T9">git reset --hard </text:span><text:span text:style-name="T8">3628164</text:span><text:span text:style-name="T6"> </text:span><text:span text:style-name="T11">)</text:span></text:p>
      <text:p text:style-name="P5"/>
      <text:p text:style-name="P5"/>
      <text:p text:style-name="P5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, 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4T15:16:54.580146211</meta:creation-date>
    <meta:generator>LibreOffice/4.2.8.2$Linux_X86_64 LibreOffice_project/420m0$Build-2</meta:generator>
    <dc:date>2018-01-17T16:39:12.282702809</dc:date>
    <meta:editing-duration>PT1H20M5S</meta:editing-duration>
    <meta:editing-cycles>5</meta:editing-cycles>
    <meta:document-statistic meta:table-count="0" meta:image-count="0" meta:object-count="0" meta:page-count="1" meta:paragraph-count="17" meta:word-count="559" meta:character-count="1184" meta:non-whitespace-character-count="968"/>
  </office:meta>
</office:document-meta>
</file>